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4d9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4d9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4d9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4d9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4d9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4d9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4d9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4d9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4d9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4d9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4d9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4d9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4d9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4d9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4d9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4d9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4d9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laudia Isabella Vegas Balbuen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0/6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5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uan Carlos Vegas Navar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78123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9.70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6" meta:non-whitespace-character-count="999"/>
    <meta:template xlink:type="simple" xlink:actuate="onRequest" xlink:title="Normal" xlink:href=""/>
  </office:meta>
</office:document-meta>
</file>